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499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1-27_13-36-50_000.jpg</text:p>
          </table:table-cell>
          <table:table-cell table:style-name="ce22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0-11-27_19-12-33_000.jpg</text:p>
          </table:table-cell>
          <table:table-cell table:style-name="ce22" office:value-type="string">
            <text:p>:m music / log / jap.flute-bamboo / || s.1:R=1,score+,other=see-log \\\ :m music / log / jap.flute-bamboo / || no-entry</text:p>
          </table:table-cell>
          <table:table-cell table:style-name="ce4"/>
          <table:table-cell table:style-name="ce4"/>
          <table:table-cell table:style-name="ce4"/>
          <table:table-cell table:style-name="ce34" table:formula="of:=IF([.E3]=&quot;&quot;;[.C3];CONCATENATE([.C3];&quot; / &quot;;[.E3]))" office:value-type="string" office:string-value=":m music / log / jap.flute-bamboo / || s.1:R=1,score+,other=see-log \\\ :m music / log / jap.flute-bamboo / || no-entry">
            <text:p>:m music / log / jap.flute-bamboo / || s.1:R=1,score+,other=see-log \\\ :m music / log / jap.flute-bamboo / || no-entry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27_20-45-50_000.jpg</text:p>
          </table:table-cell>
          <table:table-cell table:style-name="ce17" office:value-type="string">
            <text:p>:m 食べた物</text:p>
          </table:table-cell>
          <table:table-cell table:style-name="ce33"/>
          <table:table-cell table:style-name="ce4"/>
          <table:table-cell table:style-name="ce4" office:value-type="string">
            <text:p>N-35-35-28.518676 E-139-34-48.995361</text:p>
          </table:table-cell>
          <table:table-cell table:style-name="ce34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28_00-10-00_000.jpg</text:p>
          </table:table-cell>
          <table:table-cell table:style-name="ce17" office:value-type="string">
            <text:p>:PHOTO 記録 / 経過記録；作ったもの / food=焼酎漬け / material=唐辛子（輪切り）；liquor=麦焼酎,time=1127-0051,container=silver-cap-mideum</text:p>
          </table:table-cell>
          <table:table-cell table:style-name="ce17"/>
          <table:table-cell table:style-name="ce4"/>
          <table:table-cell table:style-name="ce4" office:value-type="string">
            <text:p>N-35-35-28.49121 E-139-34-49.434814</text:p>
          </table:table-cell>
          <table:table-cell table:style-name="ce34" table:formula="of:=IF([.E5]=&quot;&quot;;[.C5];CONCATENATE([.C5];&quot; / &quot;;[.E5]))" office:value-type="string" office:string-value=":PHOTO 記録 / 経過記録；作ったもの / food=焼酎漬け / material=唐辛子（輪切り）；liquor=麦焼酎,time=1127-0051,container=silver-cap-mideum">
            <text:p>:PHOTO 記録 / 経過記録；作ったもの / food=焼酎漬け / material=唐辛子（輪切り）；liquor=麦焼酎,time=1127-0051,container=silver-cap-mideum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28_00-10-23_000.jpg</text:p>
          </table:table-cell>
          <table:table-cell table:style-name="ce17" office:value-type="string">
            <text:p>:PHOTO 記録 / 経過記録；作ったもの / food=焼酎漬け / material=生姜；liquor=麦焼酎,time=1123-1202,container=silver-cap</text:p>
          </table:table-cell>
          <table:table-cell table:style-name="ce18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4" table:formula="of:=IF([.E6]=&quot;&quot;;[.C6];CONCATENATE([.C6];&quot; / &quot;;[.E6]))" office:value-type="string" office:string-value=":PHOTO 記録 / 経過記録；作ったもの / food=焼酎漬け / material=生姜；liquor=麦焼酎,time=1123-1202,container=silver-cap">
            <text:p>:PHOTO 記録 / 経過記録；作ったもの / food=焼酎漬け / material=生姜；liquor=麦焼酎,time=1123-1202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1-28_00-10-41_000.jpg</text:p>
          </table:table-cell>
          <table:table-cell table:style-name="ce17" office:value-type="string">
            <text:p>:PHOTO 記録 / 経過記録；作ったもの / food=焼酎漬け / material=生姜；liquor=麦焼酎,time=1123-1202,container=pale-green-cap</text:p>
          </table:table-cell>
          <table:table-cell table:style-name="ce19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4" table:formula="of:=IF([.E7]=&quot;&quot;;[.C7];CONCATENATE([.C7];&quot; / &quot;;[.E7]))" office:value-type="string" office:string-value=":PHOTO 記録 / 経過記録；作ったもの / food=焼酎漬け / material=生姜；liquor=麦焼酎,time=1123-1202,container=pale-green-cap">
            <text:p>:PHOTO 記録 / 経過記録；作ったもの / food=焼酎漬け / material=生姜；liquor=麦焼酎,time=1123-1202,container=pale-green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2020-11-28_00-10-54_000.jpg</text:p>
          </table:table-cell>
          <table:table-cell table:style-name="ce17" office:value-type="string">
            <text:p>:PHOTO 記録 / 経過記録；作ったもの / food=焼酎漬け / material=ニンニク（加熱）；liquor=麦焼酎:50ml,time=1127-0048,container=silver-cap</text:p>
          </table:table-cell>
          <table:table-cell table:style-name="ce17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4" table:formula="of:=IF([.E8]=&quot;&quot;;[.C8];CONCATENATE([.C8];&quot; / &quot;;[.E8]))" office:value-type="string" office:string-value=":PHOTO 記録 / 経過記録；作ったもの / food=焼酎漬け / material=ニンニク（加熱）；liquor=麦焼酎:50ml,time=1127-0048,container=silver-cap">
            <text:p>:PHOTO 記録 / 経過記録；作ったもの / food=焼酎漬け / material=ニンニク（加熱）；liquor=麦焼酎:50ml,time=1127-0048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2020-11-28_03-32-53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8"/>
          <table:table-cell table:style-name="ce4"/>
          <table:table-cell table:style-name="ce4"/>
          <table:table-cell table:style-name="ce34" table:formula="of:=IF([.E9]=&quot;&quot;;[.C9];CONCATENATE([.C9];&quot; / &quot;;[.E9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2020-11-28_03-32-59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/>
          <table:table-cell table:style-name="ce34" table:formula="of:=IF([.E10]=&quot;&quot;;[.C10];CONCATENATE([.C10];&quot; / &quot;;[.E10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2020-11-28_07-49-08_000.jpg</text:p>
          </table:table-cell>
          <table:table-cell table:style-name="ce19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4" table:formula="of:=IF([.E11]=&quot;&quot;;[.C11];CONCATENATE([.C11];&quot; / &quot;;[.E11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4" office:value-type="string">
            <text:p>2020-11-28_09-29-27_000.jpg</text:p>
          </table:table-cell>
          <table:table-cell table:style-name="ce22" office:value-type="string">
            <text:p>:m :th / この世界は、ただただ苦痛；おれは、そっちの世界へ、旅立つ</text:p>
          </table:table-cell>
          <table:table-cell table:style-name="ce17"/>
          <table:table-cell table:style-name="ce4"/>
          <table:table-cell table:style-name="ce4" office:value-type="string">
            <text:p>N-35-35-28.49121 E-139-34-49.544677</text:p>
          </table:table-cell>
          <table:table-cell table:style-name="ce34" table:formula="of:=IF([.E12]=&quot;&quot;;[.C12];CONCATENATE([.C12];&quot; / &quot;;[.E12]))" office:value-type="string" office:string-value=":m :th / この世界は、ただただ苦痛；おれは、そっちの世界へ、旅立つ">
            <text:p>:m :th / この世界は、ただただ苦痛；おれは、そっちの世界へ、旅立つ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27_16-44-43_000.mp4</text:p>
          </table:table-cell>
          <table:table-cell table:style-name="ce8" office:value-type="string">
            <text:p>:VIDEO / @自宅 / メモ / kb,keyboard / 演奏、play / k-2020-1127-1 / genr=f-N,key=Cm,chor=Cm;Fm;Gm,other=web-page:mihiro.cloud;都筑調</text:p>
          </table:table-cell>
          <table:table-cell table:style-name="ce17"/>
          <table:table-cell table:style-name="ce4"/>
          <table:table-cell table:style-name="ce4"/>
          <table:table-cell table:style-name="ce34" table:formula="of:=IF([.E13]=&quot;&quot;;[.C13];CONCATENATE([.C13];&quot; / &quot;;[.E13]))" office:value-type="string" office:string-value=":VIDEO / @自宅 / メモ / kb,keyboard / 演奏、play / k-2020-1127-1 / genr=f-N,key=Cm,chor=Cm;Fm;Gm,other=web-page:mihiro.cloud;都筑調">
            <text:p>:VIDEO / @自宅 / メモ / kb,keyboard / 演奏、play / k-2020-1127-1 / genr=f-N,key=Cm,chor=Cm;Fm;Gm,other=web-page:mihiro.cloud;都筑調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27_16-53-19_000.mp4</text:p>
          </table:table-cell>
          <table:table-cell table:style-name="ce8" office:value-type="string">
            <text:p>:VIDEO / @自室 / 記録 / jap.flute / 演奏、play / f-2020-1127-1 / genr=f-prev:composition-relay-??</text:p>
          </table:table-cell>
          <table:table-cell table:style-name="ce18"/>
          <table:table-cell table:style-name="ce4"/>
          <table:table-cell table:style-name="ce4"/>
          <table:table-cell table:style-name="ce34" table:formula="of:=IF([.E14]=&quot;&quot;;[.C14];CONCATENATE([.C14];&quot; / &quot;;[.E14]))" office:value-type="string" office:string-value=":VIDEO / @自室 / 記録 / jap.flute / 演奏、play / f-2020-1127-1 / genr=f-prev:composition-relay-??">
            <text:p>:VIDEO / @自室 / 記録 / jap.flute / 演奏、play / f-2020-1127-1 / genr=f-prev:composition-relay-??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2020-11-27_18-11-58_000.mp4</text:p>
          </table:table-cell>
          <table:table-cell table:style-name="ce8" office:value-type="string">
            <text:p>:VIDEO / @自室 / 記録 / jap.flute-bamboo / 演奏、play / b-2020-1127-1 / genr=f-N:composition-relay-9</text:p>
          </table:table-cell>
          <table:table-cell table:style-name="ce19"/>
          <table:table-cell table:style-name="ce4"/>
          <table:table-cell table:style-name="ce4"/>
          <table:table-cell table:style-name="ce34" table:formula="of:=IF([.E15]=&quot;&quot;;[.C15];CONCATENATE([.C15];&quot; / &quot;;[.E15]))" office:value-type="string" office:string-value=":VIDEO / @自室 / 記録 / jap.flute-bamboo / 演奏、play / b-2020-1127-1 / genr=f-N:composition-relay-9">
            <text:p>:VIDEO / @自室 / 記録 / jap.flute-bamboo / 演奏、play / b-2020-1127-1 / genr=f-N:composition-relay-9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0-11-27_18-34-42_000.mp4</text:p>
          </table:table-cell>
          <table:table-cell table:style-name="ce8" office:value-type="string">
            <text:p>:VIDEO / @自室 / 記録 / jap.flute-bamboo / 演奏、play / b-2020-1127-s2.1 / genr=tips:how-to-blow:oct-2:h-2h</text:p>
          </table:table-cell>
          <table:table-cell table:style-name="ce19"/>
          <table:table-cell table:style-name="ce4"/>
          <table:table-cell table:style-name="ce4"/>
          <table:table-cell table:style-name="ce34" table:formula="of:=IF([.E16]=&quot;&quot;;[.C16];CONCATENATE([.C16];&quot; / &quot;;[.E16]))" office:value-type="string" office:string-value=":VIDEO / @自室 / 記録 / jap.flute-bamboo / 演奏、play / b-2020-1127-s2.1 / genr=tips:how-to-blow:oct-2:h-2h">
            <text:p>:VIDEO / @自室 / 記録 / jap.flute-bamboo / 演奏、play / b-2020-1127-s2.1 / genr=tips:how-to-blow:oct-2:h-2h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2020-11-27_18-54-45_000.mp4</text:p>
          </table:table-cell>
          <table:table-cell table:style-name="ce8" office:value-type="string">
            <text:p>:VIDEO / @自室 / 記録 / jap.flute / 演奏、play / f-2020-1127-s-2.2 / genr=f-N:composition-relay-12</text:p>
          </table:table-cell>
          <table:table-cell table:style-name="ce18"/>
          <table:table-cell table:style-name="ce4"/>
          <table:table-cell table:style-name="ce4"/>
          <table:table-cell table:style-name="ce34" table:formula="of:=IF([.E17]=&quot;&quot;;[.C17];CONCATENATE([.C17];&quot; / &quot;;[.E17]))" office:value-type="string" office:string-value=":VIDEO / @自室 / 記録 / jap.flute / 演奏、play / f-2020-1127-s-2.2 / genr=f-N:composition-relay-12">
            <text:p>:VIDEO / @自室 / 記録 / jap.flute / 演奏、play / f-2020-1127-s-2.2 / genr=f-N:composition-relay-12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2020-11-27_19-02-49_000.mp4</text:p>
          </table:table-cell>
          <table:table-cell table:style-name="ce8" office:value-type="string">
            <text:p>:VIDEO / @自室 / 記録 / jap.flute / 演奏、play / f-2020-1127-s-2.3 / genr=tips:how-to-blow:oct-2-to-oct-1</text:p>
          </table:table-cell>
          <table:table-cell table:style-name="ce19"/>
          <table:table-cell table:style-name="ce4"/>
          <table:table-cell table:style-name="ce4"/>
          <table:table-cell table:style-name="ce34" table:formula="of:=IF([.E18]=&quot;&quot;;[.C18];CONCATENATE([.C18];&quot; / &quot;;[.E18]))" office:value-type="string" office:string-value=":VIDEO / @自室 / 記録 / jap.flute / 演奏、play / f-2020-1127-s-2.3 / genr=tips:how-to-blow:oct-2-to-oct-1">
            <text:p>:VIDEO / @自室 / 記録 / jap.flute / 演奏、play / f-2020-1127-s-2.3 / genr=tips:how-to-blow:oct-2-to-oct-1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2020-11-27_23-16-43_000.mp4</text:p>
          </table:table-cell>
          <table:table-cell table:style-name="ce8" office:value-type="string">
            <text:p>:VIDEO / @自室 / 記録 / jap.flute / 演奏、play / f-2020-1127-s-3.1 / genr=tips:how-to-blow:oct-3</text:p>
          </table:table-cell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string" office:string-value=":VIDEO / @自室 / 記録 / jap.flute / 演奏、play / f-2020-1127-s-3.1 / genr=tips:how-to-blow:oct-3">
            <text:p>:VIDEO / @自室 / 記録 / jap.flute / 演奏、play / f-2020-1127-s-3.1 / genr=tips:how-to-blow:oct-3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2020-11-28_09-16-55_000.mp4</text:p>
          </table:table-cell>
          <table:table-cell table:style-name="ce8" office:value-type="string">
            <text:p>:VIDEO / @自宅 / メモ / kb,keyboard / 演奏、play / k-2020-1128-1 / genr=f-rev:composition-relay-6,key=Cm,chor=Cm;Dm;Em,for=new-phrase,ref=2020-11-18_08-42-27_000.mp4,other=和風の和音</text:p>
          </table:table-cell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string" office:string-value=":VIDEO / @自宅 / メモ / kb,keyboard / 演奏、play / k-2020-1128-1 / genr=f-rev:composition-relay-6,key=Cm,chor=Cm;Dm;Em,for=new-phrase,ref=2020-11-18_08-42-27_000.mp4,other=和風の和音">
            <text:p>:VIDEO / @自宅 / メモ / kb,keyboard / 演奏、play / k-2020-1128-1 / genr=f-rev:composition-relay-6,key=Cm,chor=Cm;Dm;Em,for=new-phrase,ref=2020-11-18_08-42-27_000.mp4,other=和風の和音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5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5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5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29" table:formula="of:=COUNTBLANK([.$C$2:.C29]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29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0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29" table:formula="of:=COUNTA([.$B$2:.$B29])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29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7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1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1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1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1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1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29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8">2020/11/28</text:date>, <text:time>15:35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1-28T15:35:42.63</dc:date>
    <dc:creator>iwabuchi ken</dc:creator>
    <meta:editing-duration>P28DT14H7M49S</meta:editing-duration>
    <meta:editing-cycles>10671</meta:editing-cycles>
    <meta:document-statistic meta:table-count="1" meta:cell-count="463" meta:object-count="0"/>
  </office:meta>
</office:document-meta>
</file>